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16cm"/>
    </style:style>
    <style:style style:name="co7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Sheet1.$J17]&gt;COLUMN([Sheet1.E17])-3)" style:apply-style-name="Excel_5f_CondFormat_5f_1_5f_1_5f_1" style:base-cell-address="Sheet1.E17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ext-properties fo:language="en" fo:country="US"/>
    </style:style>
  </office:automatic-styles>
  <office:body>
    <office:spreadsheet>
      <table:calculation-settings table:case-sensitive="false" table:use-regular-expressions="false"/>
      <table:table table:name="Sheet1" table:style-name="ta1" table:print-ranges="Sheet1.A1:Sheet1.IV6553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6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242" table:default-cell-style-name="ce8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5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number-columns-repeated="242"/>
        </table:table-row>
        <table:table-row table:style-name="ro2">
          <table:table-cell office:value-type="float" office:value="3">
            <text:p>3</text:p>
          </table:table-cell>
          <table:table-cell table:formula="oooc:=[.C2]+[.D2]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Addition (+)</text:p>
          </table:table-cell>
          <table:table-cell office:value-type="string">
            <text:p>+</text:p>
          </table:table-cell>
          <table:table-cell table:number-columns-repeated="244"/>
        </table:table-row>
        <table:table-row table:style-name="ro2">
          <table:table-cell office:value-type="float" office:value="12">
            <text:p>12</text:p>
          </table:table-cell>
          <table:table-cell table:formula="oooc:=[.C3]+[.D3]+[.E3]" office:value-type="float" office:value="12">
            <text:p>1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6.6">
            <text:p>6,6</text:p>
          </table:table-cell>
          <table:table-cell table:formula="oooc:=[.C4]+[.D4]+[.E4]" office:value-type="float" office:value="6.6">
            <text:p>6,6</text:p>
          </table:table-cell>
          <table:table-cell table:style-name="ce4" office:value-type="float" office:value="1.1">
            <text:p>1,1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3.3">
            <text:p>3,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[.C6]-[.D6]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Subtraction (-)</text:p>
          </table:table-cell>
          <table:table-cell office:value-type="string">
            <text:p>-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[.C7]-[.D7]-[.E7]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-4.4">
            <text:p>-4,4</text:p>
          </table:table-cell>
          <table:table-cell table:formula="oooc:=[.C8]-[.D8]-[.E8]" office:value-type="float" office:value="-4.4">
            <text:p>-4,4</text:p>
          </table:table-cell>
          <table:table-cell table:style-name="ce4" office:value-type="float" office:value="1.1">
            <text:p>1,1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3.3">
            <text:p>3,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5">
            <text:p>35</text:p>
          </table:table-cell>
          <table:table-cell table:formula="oooc:=[.C10]*[.D10]" office:value-type="float" office:value="35">
            <text:p>3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Multiplication (*)</text:p>
          </table:table-cell>
          <table:table-cell office:value-type="string">
            <text:p>*</text:p>
          </table:table-cell>
          <table:table-cell table:number-columns-repeated="244"/>
        </table:table-row>
        <table:table-row table:style-name="ro2">
          <table:table-cell office:value-type="float" office:value="0.2">
            <text:p>0,2</text:p>
          </table:table-cell>
          <table:table-cell table:formula="oooc:=[.C11]*[.D11]" office:value-type="float" office:value="0.2">
            <text:p>0,2</text:p>
          </table:table-cell>
          <table:table-cell table:style-name="ce4" office:value-type="float" office:value="0.4">
            <text:p>0,4</text:p>
          </table:table-cell>
          <table:table-cell table:style-name="ce4" office:value-type="float" office:value="0.5">
            <text:p>0,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7">
            <text:p>7</text:p>
          </table:table-cell>
          <table:table-cell table:formula="oooc:=[.C13]+[.D13]*[.E13]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Precedence (* before +)</text:p>
          </table:table-cell>
          <table:table-cell office:value-type="string">
            <text:p>* ( )</text:p>
          </table:table-cell>
          <table:table-cell table:number-columns-repeated="244"/>
        </table:table-row>
        <table:table-row table:style-name="ro2">
          <table:table-cell office:value-type="float" office:value="9">
            <text:p>9</text:p>
          </table:table-cell>
          <table:table-cell table:formula="oooc:=([.C14]+[.D14])*[.E14]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.5">
            <text:p>2,5</text:p>
          </table:table-cell>
          <table:table-cell table:formula="oooc:=[.C16]/[.D16]" office:value-type="float" office:value="2.5">
            <text:p>2,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Division (/)</text:p>
          </table:table-cell>
          <table:table-cell office:value-type="string">
            <text:p>/</text:p>
          </table:table-cell>
          <table:table-cell table:number-columns-repeated="244"/>
        </table:table-row>
        <table:table-row table:style-name="ro2">
          <table:table-cell office:value-type="float" office:value="8">
            <text:p>8</text:p>
          </table:table-cell>
          <table:table-cell table:formula="oooc:=[.C17]-[.D17]/[.E17]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[.C18]-[.D18]/[.E18]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9.66666666666667">
            <text:p>9,67</text:p>
          </table:table-cell>
          <table:table-cell table:formula="oooc:=[.C19]-[.D19]/[.E19]" office:value-type="float" office:value="9.66666666666667">
            <text:p>9,6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+Inf/AE</text:p>
          </table:table-cell>
          <table:table-cell table:formula="oooc:=[.C20]/[.D20]" office:value-type="float" office:value="0">
            <text:p>#DIV/0!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Division by zero</text:p>
          </table:table-cell>
          <table:table-cell office:value-type="string">
            <text:p>/</text:p>
          </table:table-cell>
          <table:table-cell office:value-type="string">
            <text:p>#DIV/0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-10">
            <text:p>-10</text:p>
          </table:table-cell>
          <table:table-cell table:formula="oooc:=-[.C22]" office:value-type="float" office:value="-10">
            <text:p>-10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Negation (-)</text:p>
          </table:table-cell>
          <table:table-cell office:value-type="string">
            <text:p>-</text:p>
          </table:table-cell>
          <table:table-cell table:number-columns-repeated="244"/>
        </table:table-row>
        <table:table-row table:style-name="ro2">
          <table:table-cell office:value-type="float" office:value="-2">
            <text:p>-2</text:p>
          </table:table-cell>
          <table:table-cell table:formula="oooc:=-[.C23]--[.D23]" office:value-type="float" office:value="-2">
            <text:p>-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1">
            <text:p>-1</text:p>
          </table:table-cell>
          <table:table-cell table:formula="oooc:=-[.C24]--[.D24]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table:style-name="ce3" office:value-type="percentage" office:value="0.15">
            <text:p>15,00%</text:p>
          </table:table-cell>
          <table:table-cell table:formula="oooc:=[.C26]%" office:value-type="percentage" office:value="0.15">
            <text:p>15,00%</text:p>
          </table:table-cell>
          <table:table-cell table:style-name="ce4" office:value-type="float" office:value="15">
            <text:p>15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Percentage (%)</text:p>
          </table:table-cell>
          <table:table-cell office:value-type="string">
            <text:p>%</text:p>
          </table:table-cell>
          <table:table-cell table:number-columns-repeated="244"/>
        </table:table-row>
        <table:table-row table:style-name="ro2">
          <table:table-cell table:style-name="ce3" office:value-type="percentage" office:value="5.13">
            <text:p>513,00%</text:p>
          </table:table-cell>
          <table:table-cell table:formula="oooc:=([.C27]+[.D27])%+[.E27]+[.F27]%" office:value-type="percentage" office:value="5.13">
            <text:p>513,00%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table:style-name="ce3" office:value-type="percentage" office:value="3.377">
            <text:p>337,70%</text:p>
          </table:table-cell>
          <table:table-cell table:formula="oooc:=([.C28]+[.D28])%+[.E28]+[.F28]%" office:value-type="percentage" office:value="3.377">
            <text:p>337,70%</text:p>
          </table:table-cell>
          <table:table-cell table:style-name="ce4" office:value-type="float" office:value="1.1">
            <text:p>1,1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3.3">
            <text:p>3,3</text:p>
          </table:table-cell>
          <table:table-cell table:style-name="ce4" office:value-type="float" office:value="4.4">
            <text:p>4,4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style-name="ce7"/>
          <table:table-cell table:number-columns-repeated="246"/>
        </table:table-row>
        <table:table-row table:style-name="ro2">
          <table:table-cell office:value-type="float" office:value="256">
            <text:p>256</text:p>
          </table:table-cell>
          <table:table-cell table:formula="oooc:=[.C30]^[.D30]" office:value-type="float" office:value="256">
            <text:p>25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">
            <text:p>8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Exponentiation (^)</text:p>
          </table:table-cell>
          <table:table-cell office:value-type="string">
            <text:p>^</text:p>
          </table:table-cell>
          <table:table-cell table:number-columns-repeated="244"/>
        </table:table-row>
        <table:table-row table:style-name="ro2">
          <table:table-cell office:value-type="float" office:value="24">
            <text:p>24</text:p>
          </table:table-cell>
          <table:table-cell table:formula="oooc:=[.C31]^[.D31]+[.E31]^([.F31]+[.G31])" office:value-type="float" office:value="24">
            <text:p>2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1240">
            <text:p>1240</text:p>
          </table:table-cell>
          <table:table-cell table:formula="oooc:=[.C32]^[.D32]+[.E32]^([.F32]+[.G32])" office:value-type="float" office:value="1240">
            <text:p>124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[.C34]+[.D34]-[.E34]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Empty cells are 0</text:p>
          </table:table-cell>
          <table:table-cell table:number-columns-repeated="245"/>
        </table:table-row>
        <table:table-row table:style-name="ro2">
          <table:table-cell office:value-type="float" office:value="17">
            <text:p>17</text:p>
          </table:table-cell>
          <table:table-cell table:formula="oooc:=[.C35]+[.D35]-[.E35]" office:value-type="float" office:value="17">
            <text:p>17</text:p>
          </table:table-cell>
          <table:table-cell table:style-name="ce4"/>
          <table:table-cell table:style-name="ce4" office:value-type="float" office:value="17">
            <text:p>17</text:p>
          </table:table-cell>
          <table:table-cell table:style-name="ce4"/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-2">
            <text:p>-2</text:p>
          </table:table-cell>
          <table:table-cell table:formula="oooc:=[.C36]+[.D36]-[.E36]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[.C37]*[.D37]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 table:number-rows-repeated="28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3" table:number-rows-repeated="65470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.917cm"/>
      </style:header-style>
      <style:footer-style>
        <style:header-footer-properties fo:min-height="0.751cm" fo:margin-left="0cm" fo:margin-right="0cm" fo:margin-top="0.91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7">07.12.2007</text:date>, <text:time>16:5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2-07T16:58:29</dc:date>
    <meta:editing-cycles>5</meta:editing-cycles>
    <meta:editing-duration>PT8M17S</meta:editing-duration>
    <meta:user-defined meta:name="Info 1"/>
    <meta:user-defined meta:name="Info 2"/>
    <meta:user-defined meta:name="Info 3"/>
    <meta:user-defined meta:name="Info 4"/>
    <meta:document-statistic meta:table-count="1" meta:cell-count="195"/>
  </office:meta>
</office:document-meta>
</file>